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7<text:tab/>Rouleau N, Murugan NJ, Persinger MA. Right cerebral hemispheric sensitivity to pH and physiological ions in fixed post-mortem Wistar rat brains. Cognitive Neurodynamics. 11: 433-442. PMID 29067131 DOI: 10.1007/s11571-017-9443-3 <text:tab/>0.319<text:tab/></text:p>
      <text:p text:style-name="Standard"/>
      <text:p text:style-name="Standard">2017<text:tab/>Rouleau N, Persinger MA. Neural Tissues Filter Electromagnetic Fields: Investigating Regional Processing of Induced Current in Ex vivo Brain Specimens Biology and Medicine. 9. DOI: 10.4172/0974-8369.1000392 <text:tab/>0.37<text:tab/></text:p>
      <text:p text:style-name="Standard"/>
      <text:p text:style-name="Standard">2016<text:tab/>Buckner CA, Buckner AL, Koren SA, Persinger MA, Lafrenie RM. The effects of electromagnetic fields on B16-BL6 cells are dependent on their spatial and temporal character. Bioelectromagnetics. PMID 28026051 DOI: 10.1002/bem.22031 <text:tab/>0.308<text:tab/> </text:p>
      <text:p text:style-name="Standard"/>
      <text:p text:style-name="Standard">2016<text:tab/>Murugan NJ, Karbowski LM, Persinger MA. Synergistic interactions between temporal coupling of complex light and magnetic pulses upon melanoma cell proliferation and planarian regeneration. Electromagnetic Biology and Medicine. 1-8. PMID 27463225 DOI: 10.1080/15368378.2016.1202838 <text:tab/>0.368<text:tab/></text:p>
      <text:p text:style-name="Standard"/>
      <text:p text:style-name="Standard">2016<text:tab/>Rouleau N, Carniello TN, Persinger MA. Identifying Factors Which Contribute to the Magnitude of Excess Correlations between Magnetic Field-Paired Volumes of Water Journal of Signal and Information Processing. 7: 136-147. DOI: 10.4236/JSIP.2016.73014 <text:tab/>0.379<text:tab/></text:p>
      <text:p text:style-name="Standard"/>
      <text:p text:style-name="Standard">2016<text:tab/>Lehman BS, Persinger MA. The Potential for Excess Correlation (Entanglement) between Flow States in Pairs of Gamers Sharing Specific Circumcerebral Rotating Magnetic Fields Journal of Signal and Information Processing. 7: 115-122. DOI: 10.4236/JSIP.2016.73012 <text:tab/>0.402<text:tab/></text:p>
      <text:p text:style-name="Standard"/>
      <text:p text:style-name="Standard">2016<text:tab/>Persinger MA, Rouleau N. Light and Entanglement Velocities for the Electron and the Proton in Minkowskian Space Require Surface Areas that Approximate the Human Cerebrum: Implications for Excess Correlations Journal of Quantum Information Science. 6: 98-104. DOI: 10.4236/JQIS.2016.62009 <text:tab/>0.303<text:tab/></text:p>
      <text:p text:style-name="Standard"/>
      <text:p text:style-name="Standard"/>
      <text:p text:style-name="Standard">2016<text:tab/>Persinger MA, Vares DA, Corradini PL. MicroVolt Variations of The Human Brain (Quantitative Electroencephalography) Display Differential Torque Effects During West-East versus North-South Orientation in the Geomagnetic Field Journal of Advances in Physics. 12: 4255-4259. DOI: 10.24297/JAP.V12I2.165 <text:tab/>0.36<text:tab/></text:p>
      <text:p text:style-name="Standard"/>
      <text:p text:style-name="Standard">2016<text:tab/>Persinger MA, Koren SA. The Aharanov-Bohm Phase Shift and Magnetic Vector Potential “A” Could Accommodate for Optical Coupler, Digital-to-Analogue Magnetic Field Excess Correlations of Photon Emissions Within Living Aqueous Systems Journal of Advances in Physics. 11: 3333-3340. DOI: 10.24297/Jap.V11I5.384 <text:tab/>0.355<text:tab/></text:p>
      <text:p text:style-name="Standard"/>
      <text:p text:style-name="Standard">2016<text:tab/>Karbowski LM, Murugan NJ, Lafrenie RM, Persinger MA. Experimental Demonstration That Aharanov-Bohm Phase Shift Voltages In Optical Coupler Circuits of Tuned Patterned Magnetic Fields Is Critical for Inhibition of Malignant Cell Growth Journal of Advances in Physics. 11: 3557-3563. DOI: 10.24297/Jap.V11I5.335 <text:tab/>0.331<text:tab/></text:p>
      <text:p text:style-name="Standard"/>
      <text:p text:style-name="Standard"/>
      <text:p text:style-name="Standard">2015<text:tab/>Persinger MA, Dotta BT, Karbowski LM, Murugan NJ. Inverse relationship between photon flux densities and nanotesla magnetic fields over cell aggregates: Quantitative evidence for energetic <text:soft-page-break/>conservation. Febs Open Bio. 5: 413-8. PMID 26005634 DOI: 10.1016/j.fob.2015.04.015 <text:tab/>0.374</text:p>
      <text:p text:style-name="Standard"><text:tab/></text:p>
      <text:p text:style-name="Standard">2015<text:tab/>Tessaro LW, Murugan NJ, Persinger MA. Bacterial growth rates are influenced by cellular characteristics of individual species when immersed in electromagnetic fields. Microbiological Research. 172: 26-33. PMID 25721476 DOI: 10.1016/j.micres.2014.12.008 <text:tab/>0.349<text:tab/></text:p>
      <text:p text:style-name="Standard"/>
      <text:p text:style-name="Standard">2015<text:tab/>Murugan N, Karbowski L, Dotta B, Persinger M. Delayed Shifts in pH Responses to Weak Acids in Spring Water Exposed to Circular Rotating Magnetic Fields: A Narrow Band Intensity-Dependence International Research Journal of Pure and Applied Chemistry. 5: 131-139. DOI: 10.9734/IRJPAC/2015/13156 <text:tab/>0.313<text:tab/></text:p>
      <text:p text:style-name="Standard"/>
      <text:p text:style-name="Standard">2015<text:tab/>Persinger MA, Dotta BT, Vares DAE, Koren SA. Shifts in Photon Spectral Power Densities within Schumann (7.7 to 7.8 Hz) Values in Microtubules during Complex Magnetic Field Exposures May Reflect an Information Interface with Universal Energies Open Journal of Biophysics. 5: 84-95. DOI: 10.4236/OJBIPHY.2015.53008 <text:tab/>0.377<text:tab/></text:p>
      <text:p text:style-name="Standard"/>
      <text:p text:style-name="Standard"/>
      <text:p text:style-name="Standard">2015<text:tab/>Karbowski LM, Murugan NJ, Persinger MA. Experimentally-Induced Inhibition of Growth in Melanoma Cell Cultures Separated by ~2 Kilometers When Both Share Excess Correlation Magnetic Fields: Macroscopic Evidence of Free-Space Quantum Teleportation? Journal of Signal and Information Processing. 6: 39-48. DOI: 10.4236/JSIP.2015.61004 <text:tab/>0.361</text:p>
      <text:p text:style-name="Standard"><text:tab/></text:p>
      <text:p text:style-name="Standard">2015<text:tab/>Rouleau N, Persinger M. Local Electromagnetic Fields Exhibit Temporally Non-Linear, East-West Oriented 1 - 5 nT Diminishments within a Toroid: Empirical Measurement and Quantitative Solutions Indicating a Potential Mechanism for Excess Correlation Journal of Electromagnetic Analysis and Applications. 7: 19-30. DOI: 10.4236/JEMAA.2015.72003 <text:tab/>0.348</text:p>
      <text:p text:style-name="Standard"><text:tab/></text:p>
      <text:p text:style-name="Standard">2015<text:tab/>Murugan NJ, Karbowski LM, Lafrenie RM, Persinger MA. Maintained Exposure to Spring Water but Not Double Distilled Water in Darkness and Thixotropic Conditions to Weak (~1 µT) Temporally Patterned Magnetic Fields Shift Photon Spectroscopic Wavelengths: Effects of Different Shielding Materials Journal of Biophysical Chemistry. 6: 14-28. DOI: 10.4236/JBPC.2015.61002 <text:tab/>0.36<text:tab/></text:p>
      <text:p text:style-name="Standard"/>
      <text:p text:style-name="Standard">2015<text:tab/>Karbowski LM, Murugan NJ, Koren SA, Persinger MA. Seeking the Source of Transience for a Unique Magnetic Field Pattern That Completely Dissolves Cancer Cells &lt;i&gt;in Vitro&lt;/i&gt; Journal of Biomedical Science and Engineering. 8: 531-543. DOI: 10.4236/JBISE.2015.88050 <text:tab/>0.371<text:tab/></text:p>
      <text:p text:style-name="Standard"><text:tab/></text:p>
      <text:p text:style-name="Standard">2015<text:tab/>Persinger MA. The Graviton: An Emergent Solution From The Equivalence of Universal Magnetic Field Intensity and Radiant Flux Density Journal of Advances in Physics. 10: 2811-2815. DOI: 10.24297/JAP.V10I3.1318 <text:tab/>0.341<text:tab/></text:p>
      <text:p text:style-name="Standard"/>
      <text:p text:style-name="Standard">2015<text:tab/>Persinger MA, St-Pierre LS. Differential Tumor Prevalence of Geriatric Rats that had been Exposed Prenatally to One of Two Complex, Physiologically- Patterned Magnetic Fields Archives in Cancer Research. 3. DOI: 10.21767/2254-6081.10007 <text:tab/>0.42<text:tab/></text:p>
      <text:p text:style-name="Standard"/>
      <text:p text:style-name="Standard">2015<text:tab/>Persinger MA. Sample Tumor and Histiological cases from Brief Adult Oral administrations of Dimethylbenz(A) Anthracene (DMBA) or Prenatal Exposures to Weak Intensity Patterned Magnetic Fields Archives in Cancer Research. 3. DOI: 10.21767/2254-6081.10006 <text:tab/>0.402<text:tab/></text:p>
      <text:p text:style-name="Standard">2015<text:tab/>Saroka KS, Karbowski LM, Murugan NJ, Persinger MA. Evidence of "Trapped" Voltage <text:soft-page-break/>Spectrum Residuals within Mouse Melanoma Tumors for about 30 Minutes following brief Exposures to Treatment-Related, Physiologically-Patterned Magnetic Fields Archives in Cancer Research. 3. DOI: 10.21767/2254-6081.100029 <text:tab/>0.362<text:tab/></text:p>
      <text:p text:style-name="Standard"/>
      <text:p text:style-name="Standard">2015<text:tab/>Persinger MA, S St Pierre L. One Year Exposure to Nocturnal 7 Hz, Amplitude-Modulated Magnetic Fields Suppresses Clinical Expression of DMBA Induced Tumors in Female Rats Archives in Cancer Research. 3. DOI: 10.21767/2254-6081.10002 <text:tab/>0.409<text:tab/></text:p>
      <text:p text:style-name="Standard"><text:tab/><text:tab/></text:p>
      <text:p text:style-name="Standard">2015<text:tab/>Karbowski LM, Persinger MA. Variable Viscosity of Water as the Controlling Factor in Energetic Quantities that Control Living Systems: Physicochemical and Astronomical Interactions International Letters of Chemistry, Physics and Astronomy. 43: 1-9. DOI: 10.18052/WWW.SCIPRESS.COM/ILCPA.43.1 <text:tab/>0.325</text:p>
      <text:p text:style-name="Standard"><text:tab/></text:p>
      <text:p text:style-name="Standard">2015<text:tab/>Dotta BT, Karbowski LM, Murugan NL, Persinger MA. Cumulative Residual Photon Power Density of ~10-12 W•m-2 During Mild “Distress” in the Same Space: Implications for Temporal Entanglement Neuroquantology. 14. DOI: 10.14704/NQ.2016.14.1.889 <text:tab/>0.322<text:tab/></text:p>
      <text:p text:style-name="Standard"/>
      <text:p text:style-name="Standard">2015<text:tab/>Rouleau N, Tessaro LWE, Saroka KS, Scott MA, Lehman BS, Juden-Kelly LM, Persinger MA. Experimental evidence of superposition and superimposition of cerebral activity within pairs of human brains separated by 6,000 km: Central role of the parahippocampal regions Neuroquantology. 13: 397-407. DOI: 10.14704/nq.2015.13.4.891 <text:tab/>0.388<text:tab/></text:p>
      <text:p text:style-name="Standard"/>
      <text:p text:style-name="Standard">2015<text:tab/>Rouleau N, Persinger MA. Enhancement of theta and gamma activity power within fixed sections of human brains stimulated by sean harribance’s electroencephalographic configuration: Is he equivalent to a “universal donor” for entanglement? Neuroquantology. 13: 384-396. DOI: 10.14704/nq.2015.13.4.886 <text:tab/>0.315<text:tab/></text:p>
      <text:p text:style-name="Standard"/>
      <text:p text:style-name="Standard">2014<text:tab/>Murugan NJ, Persinger MA. Comparisons of responses by planarian to micromolar to attomolar dosages of morphine or naloxone and/or weak pulsed magnetic fields: revealing receptor subtype affinities and non-specific effects. International Journal of Radiation Biology. 90: 833-40. PMID 24720710 DOI: 10.3109/09553002.2014.911421 <text:tab/>0.341<text:tab/></text:p>
      <text:p text:style-name="Standard"/>
      <text:p text:style-name="Standard"/>
      <text:p text:style-name="Standard">2014<text:tab/>Dotta BT, Lafrenie RM, Karbowski LM, Persinger MA. Photon emission from melanoma cells during brief stimulation by patterned magnetic fields: is the source coupled to rotational diffusion within the membrane? General Physiology and Biophysics. 33: 63-73. PMID 23970034 DOI: 10.4149/gpb_2013066 <text:tab/>0.365<text:tab/></text:p>
      <text:p text:style-name="Standard"/>
      <text:p text:style-name="Standard">2014<text:tab/>Dotta BT, Vares DA, Buckner CA, Lafrenie RM, Persinger MA. Magnetic Field Configurations Corresponding to Electric Field Patterns That Evoke Long-Term Potentiation Shift Power Spectra of Light Emissions from Microtubules from Non-Neural Cells Open Journal of Biophysics. 4: 112-118. DOI: 10.4236/OJBIPHY.2014.44013 <text:tab/>0.385<text:tab/></text:p>
      <text:p text:style-name="Standard"/>
      <text:p text:style-name="Standard">2014<text:tab/>Rouleau N, Carniello TN, Persinger MA. Non-Local pH Shifts and Shared Changing Angular Velocity Magnetic Fields: Discrete Energies and the Importance of Point Durations Journal of Biophysical Chemistry. 5: 44-53. DOI: 10.4236/JBPC.2014.52006 <text:tab/>0.324<text:tab/></text:p>
      <text:p text:style-name="Standard"/>
      <text:p text:style-name="Standard">2014<text:tab/>Koren SA, Bosarge W, Persinger MA. Magnetic Fields Generated by Optical Coupler Circuits May Also Be Containment Loci for Entanglement of P-N Junction-Plasma Cell Membrane Photons <text:soft-page-break/>within Exposed Living Systems International Letters of Chemistry, Physics and Astronomy. 42: 84-105. DOI: 10.18052/WWW.SCIPRESS.COM/ILCPA.42.84 <text:tab/>0.366</text:p>
      <text:p text:style-name="Standard"><text:tab/><text:tab/></text:p>
      <text:p text:style-name="Standard">2014<text:tab/>Persinger MA. Relating Casimir to Magnetic Energies Results in Spatial Dimensions that Define Biology Systems International Letters of Chemistry, Physics and Astronomy. 39: 160-165. DOI: 10.18052/WWW.SCIPRESS.COM/ILCPA.39.160 <text:tab/>0.329<text:tab/></text:p>
      <text:p text:style-name="Standard"/>
      <text:p text:style-name="Standard">2014<text:tab/>Persinger MA, Saroka KS. Quantitative Support for Convergence of Intrinsic Energies from Applied Magnetic Fields and “Noise” Fluctuations of Newton’s Gravitational Value within the Human Brain International Letters of Chemistry, Physics and Astronomy. 38: 181-190. DOI: 10.18052/WWW.SCIPRESS.COM/ILCPA.38.181 <text:tab/>0.391<text:tab/></text:p>
      <text:p text:style-name="Standard"/>
      <text:p text:style-name="Standard"/>
      <text:p text:style-name="Standard">2014<text:tab/>Persinger MA. Discrepancies between Predicted and Observed Intergalactic Magnetic Field Strengths from the Universe’s Total Energy: Is it Contained within Submatter Spatial Geometry? International Letters of Chemistry, Physics and Astronomy. 30: 18-23. DOI: 10.18052/WWW.SCIPRESS.COM/ILCPA.30.18 <text:tab/>0.351<text:tab/></text:p>
      <text:p text:style-name="Standard"/>
      <text:p text:style-name="Standard">2013<text:tab/>Tessaro LW, Persinger MA. Optimal durations of single exposures to a frequency-modulated magnetic field immediately after bisection in planarian predict final growth values. Bioelectromagnetics. 34: 613-7. PMID 24115101 DOI: 10.1002/bem.21812 <text:tab/>0.358<text:tab/></text:p>
      <text:p text:style-name="Standard"/>
      <text:p text:style-name="Standard">2013<text:tab/>Saroka KS, Persinger MA. Potential production of Hughlings Jackson's "parasitic consciousness" by physiologically-patterned weak transcerebral magnetic fields: QEEG and source localization. Epilepsy &amp; Behavior : E&amp;B. 28: 395-407. PMID 23872082 DOI: 10.1016/j.yebeh.2013.05.023 <text:tab/>0.422<text:tab/></text:p>
      <text:p text:style-name="Standard"/>
      <text:p text:style-name="Standard">2013<text:tab/>Murugan NJ, Karbowski LM, Lafrenie RM, Persinger MA. Temporally-patterned magnetic fields induce complete fragmentation in planaria. Plos One. 8: e61714. PMID 23620783 DOI: 10.1371/journal.pone.0061714 <text:tab/>0.407<text:tab/></text:p>
      <text:p text:style-name="Standard"/>
      <text:p text:style-name="Standard">2013<text:tab/>Persinger MA, Saroka KS. Comparable proportions of classes of experiences and intracerebral consequences for surgical stimulation and external application of weak magnetic field patterns: implications for converging effects in complex partial seizures. Epilepsy &amp; Behavior : E&amp;B. 27: 220-4. PMID 23348244 DOI: 10.1016/j.yebeh.2012.12.019 <text:tab/>0.4</text:p>
      <text:p text:style-name="Standard"><text:tab/></text:p>
      <text:p text:style-name="Standard">2013<text:tab/>Gang N, Parker GH, Lafrenie RM, Persinger MA. Intermittent exposures to nanoTesla range, 7 Hz, amplitude-modulated magnetic fields increase regeneration rates in planarian. International Journal of Radiation Biology. 89: 384-9. PMID 23206181 DOI: 10.3109/09553002.2013.754554 <text:tab/>0.402</text:p>
      <text:p text:style-name="Standard"><text:tab/></text:p>
      <text:p text:style-name="Standard">2013<text:tab/>Dotta BT, Murugan NJ, Karbowski LM, Persinger MA. Excessive correlated shifts in pH within distal solutions sharing phase-uncoupled angular accelerating magnetic fields: Macro-entanglement and information transfer International Journal of Physical Sciences. 8: 1783-1787. DOI: 10.5897/Ijps2013.3961 <text:tab/>0.331<text:tab/></text:p>
      <text:p text:style-name="Standard"><text:tab/></text:p>
      <text:p text:style-name="Standard">2013<text:tab/>Persinger MA, Saroka KS. Minimum Attenuation of Physiologically-Patterned, 1 µTesla Magnetic Fields through Simulated Skull and Cerebral Space Journal of Electromagnetic Analysis and Applications. 5: 151-156. DOI: 10.4236/JEMAA.2013.54024 <text:tab/>0.385</text:p>
      <text:p text:style-name="Standard"><text:soft-page-break/><text:tab/><text:tab/></text:p>
      <text:p text:style-name="Standard">2013<text:tab/>Persinger MA. Quantitative Convergence between Physical-Chemical Constants of the Proton and the Properties of Water: Implications for Sequestered Magnetic Fields and a Universal Quantity International Letters of Chemistry, Physics and Astronomy. 21: 1-10. DOI: 10.18052/WWW.SCIPRESS.COM/ILCPA.21.1 <text:tab/>0.345<text:tab/></text:p>
      <text:p text:style-name="Standard"/>
      <text:p text:style-name="Standard">2013<text:tab/>Caswell JM, Collins MW, Vares DA, Juden-Kelly LM, Persinger MA. Gravitational and Experimental Electromagnetic Contributions to Cerebral Effects upon Deviations from Random Number Variations Generated by Electron Tunneling International Letters of Chemistry, Physics and Astronomy. 16: 72-85. DOI: 10.18052/WWW.SCIPRESS.COM/ILCPA.16.72 <text:tab/>0.325<text:tab/></text:p>
      <text:p text:style-name="Standard"/>
      <text:p text:style-name="Standard">2013<text:tab/>Dotta BT, Karbowski LM, Murugan NJ, Persinger MA. Incremental shifts in ph spring water can be stored as "space-memory": Encoding and retrieval through the application of the same rotating magnetic field Neuroquantology. 11: 511-518. DOI: 10.14704/Nq.2013.11.4.714 <text:tab/>0.356<text:tab/></text:p>
      <text:p text:style-name="Standard"/>
      <text:p text:style-name="Standard">2012<text:tab/>Persinger MA, Saroka KS. Protracted parahippocampal activity associated with Sean Harribance. International Journal of Yoga. 5: 140-5. PMID 22869999 DOI: 10.4103/0973-6131.98238 <text:tab/>0.307<text:tab/></text:p>
      <text:p text:style-name="Standard"/>
      <text:p text:style-name="Standard">2012<text:tab/>Fournier NM, Mach QH, Whissell PD, Persinger MA. Neurodevelopmental anomalies of the hippocampus in rats exposed to weak intensity complex magnetic fields throughout gestation. International Journal of Developmental Neuroscience : the Official Journal of the International Society For Developmental Neuroscience. 30: 427-33. PMID 22867731 DOI: 10.1016/j.ijdevneu.2012.07.005 <text:tab/>0.755<text:tab/></text:p>
      <text:p text:style-name="Standard"/>
      <text:p text:style-name="Standard">2012<text:tab/>Karbowski LM, Harribance SL, Buckner CA, Mulligan BP, Koren SA, Lafrenie RM, Persinger MA. Digitized quantitative electroencephalographic patterns applied as magnetic fields inhibit melanoma cell proliferation in culture. Neuroscience Letters. 523: 131-4. PMID 22750152 DOI: 10.1016/j.neulet.2012.06.059 <text:tab/>0.398</text:p>
      <text:p text:style-name="Standard"><text:tab/></text:p>
      <text:p text:style-name="Standard">2012<text:tab/>Mulligan BP, Persinger MA. Experimental simulation of the effects of sudden increases in geomagnetic activity upon quantitative measures of human brain activity: validation of correlational studies. Neuroscience Letters. 516: 54-6. PMID 22484013 DOI: 10.1016/j.neulet.2012.03.054 <text:tab/>0.393</text:p>
      <text:p text:style-name="Standard"><text:tab/><text:tab/></text:p>
      <text:p text:style-name="Standard">2012<text:tab/>Dotta BT, Persinger MA. “Doubling” of local photon emissions when two simultaneous, spatially-separated, chemiluminescent reactions share the same magnetic field configurations Journal of Biophysical Chemistry. 3: 72-80. DOI: 10.4236/JBPC.2012.31009 <text:tab/>0.374<text:tab/></text:p>
      <text:p text:style-name="Standard"/>
      <text:p text:style-name="Standard">2011<text:tab/>Gang N, Persinger MA. Planarian activity differences when maintained in water pre-treated with magnetic fields: a nonlinear effect. Electromagnetic Biology and Medicine. 30: 198-204. PMID 22047458 DOI: 10.3109/15368378.2011.587928 <text:tab/>0.348<text:tab/></text:p>
      <text:p text:style-name="Standard"><text:tab/></text:p>
      <text:p text:style-name="Standard">2011<text:tab/>Persinger MA, Dotta BT. Temporal patterns of photon emissions can be stored and retrieved several days later from the "same space": Experimental and quantitative evidence Neuroquantology. 9: 605-613. DOI: 10.14704/Nq.2011.9.4.467 <text:tab/>0.344<text:tab/></text:p>
      <text:p text:style-name="Standard"><text:tab/><text:tab/></text:p>
      <text:p text:style-name="Standard">2009<text:tab/>Persinger MA, Hoang V, Baker-Price L. Entrainment of stage 2 sleep spindles by weak, transcerebral magnetic stimulation in an "epileptic" woman. Electromagnetic Biology and Medicine. 28: 374-82. PMID 20017628 DOI: 10.3109/15368370903206648 <text:tab/>0.396<text:tab/></text:p>
      <text:p text:style-name="Standard"><text:soft-page-break/><text:tab/></text:p>
      <text:p text:style-name="Standard">2009<text:tab/>Mach QH, Persinger MA. Behavioral changes with brief exposures to weak magnetic fields patterned to stimulate long-term potentiation. Brain Research. 1261: 45-53. PMID 19210956 DOI: 10.1016/j.brainres.2009.01.002 <text:tab/>0.423<text:tab/></text:p>
      <text:p text:style-name="Standard"/>
      <text:p text:style-name="Standard">2009<text:tab/>Meli SC, Persinger MA. Red light facilitates the sensed presence elicited by application of weak, burst-firing magnetic fields over the temporal lobes. The International Journal of Neuroscience. 119: 68-75. PMID 19116832 DOI: 10.1080/00207450802507689 <text:tab/>0.375<text:tab/></text:p>
      <text:p text:style-name="Standard"/>
      <text:p text:style-name="Standard">2009<text:tab/>Whissell PD, Tsang EW, Mulligan BP, Persinger MA. Prenatal exposures to LTP-patterned magnetic fields: quantitative effects on specific limbic structures and acquisition of contextually conditioned fear. The International Journal of Neuroscience. 119: 1-14. PMID 19116828 DOI: 10.1080/00207450802480283 <text:tab/>0.425</text:p>
      <text:p text:style-name="Standard"><text:tab/><text:tab/></text:p>
      <text:p text:style-name="Standard">2009<text:tab/>Lagace N, St-Pierre LS, Persinger MA. Attenuation of epilepsy-induced brain damage in the temporal cortices of rats by exposure to LTP-patterned magnetic fields. Neuroscience Letters. 450: 147-51. PMID 19022349 DOI: 10.1016/j.neulet.2008.11.019 <text:tab/>0.419</text:p>
      <text:p text:style-name="Standard"><text:tab/></text:p>
      <text:p text:style-name="Standard">2008<text:tab/>Booth JN, Koren SA, Persinger MA. Increased theta activity in quantitative electroencephalographic (QEEG) measurements during exposure to complex weak magnetic fields. Electromagnetic Biology and Medicine. 27: 426-36. PMID 19037792 DOI: 10.1080/15368370802493719 <text:tab/>0.397<text:tab/></text:p>
      <text:p text:style-name="Standard"/>
      <text:p text:style-name="Standard">2008<text:tab/>Ross ML, Koren SA, Persinger MA. Physiologically patterned weak magnetic fields applied over left frontal lobe increase acceptance of false statements as true. Electromagnetic Biology and Medicine. 27: 365-71. PMID 19037785 DOI: 10.1080/15368370802493545 <text:tab/>0.409<text:tab/></text:p>
      <text:p text:style-name="Standard"/>
      <text:p text:style-name="Standard">2008<text:tab/>St-Pierre LS, Persinger MA. Behavioral changes in adult rats after prenatal exposures to complex, weak magnetic fields. Electromagnetic Biology and Medicine. 27: 355-64. PMID 19037784 DOI: 10.1080/15368370802493396 <text:tab/>0.443</text:p>
      <text:p text:style-name="Standard"><text:tab/></text:p>
      <text:p text:style-name="Standard"/>
      <text:p text:style-name="Standard"><text:tab/></text:p>
      <text:p text:style-name="Standard">2008<text:tab/>St-Pierre LS, Mazzuchin A, Persinger MA. Altered blood chemistry and hippocampal histomorphology in adult rats following prenatal exposure to physiologically-patterned, weak (50-500 nanoTesla range) magnetic fields. International Journal of Radiation Biology. 84: 325-35. PMID 18386197 DOI: 10.1080/09553000801953300 <text:tab/>0.426<text:tab/></text:p>
      <text:p text:style-name="Standard"><text:tab/></text:p>
      <text:p text:style-name="Standard">2008<text:tab/>Persinger MA, Meli S, Koren S. Quantitative discrepancy in cerebral hemispheric temperature associated with "Two consciousnesses" is predicted by Neuroquantum relations Neuroquantology. 6: 369-378. DOI: 10.14704/Nq.2008.6.4.192 <text:tab/>0.312</text:p>
      <text:p text:style-name="Standard"><text:tab/></text:p>
      <text:p text:style-name="Standard">2008<text:tab/>Persinger MA, Tsang EW, Booth JN, Koren SA. Enhanced power within a predicted narrow band of theta activity during stimulation of another by circumcerebral weak magnetic fields after weekly spatial proximity: Evidence for macroscopic quantum entanglement? Neuroquantology. 6: 7-21. DOI: 10.14704/Nq.2008.6.1.151 <text:tab/>0.407<text:tab/></text:p>
      <text:p text:style-name="Standard"/>
      <text:p text:style-name="Standard">2007<text:tab/>St-Pierre LS, Parker GH, Bubenik GA, Persinger MA. Enhanced mortality of rat pups following inductions of epileptic seizures after perinatal exposures to 5 nT, 7 Hz magnetic fields. Life Sciences. <text:soft-page-break/>81: 1496-500. PMID 17961603 DOI: 10.1016/j.lfs.2007.09.013 <text:tab/>0.406</text:p>
      <text:p text:style-name="Standard"><text:tab/></text:p>
      <text:p text:style-name="Standard">2007<text:tab/>Whissell PD, Persinger MA. Developmental effects of perinatal exposure to extremely weak 7 Hz magnetic fields and nitric oxide modulation in the Wistar albino rat. International Journal of Developmental Neuroscience : the Official Journal of the International Society For Developmental Neuroscience. 25: 433-9. PMID 17942265 DOI: 10.1016/j.ijdevneu.2007.09.001 <text:tab/>0.385</text:p>
      <text:p text:style-name="Standard"><text:tab/><text:tab/></text:p>
      <text:p text:style-name="Standard">2007<text:tab/>St-Pierre LS, Koren SA, Persinger MA. Ambulatory effects of brief exposures to magnetic fields changing orthogonally in space over time. The International Journal of Neuroscience. 117: 417-20. PMID 17365125 DOI: 10.1080/00207450600592214 <text:tab/>0.448<text:tab/></text:p>
      <text:p text:style-name="Standard"/>
      <text:p text:style-name="Standard"><text:tab/></text:p>
      <text:p text:style-name="Standard">2006<text:tab/>St-Pierre LS, Persinger MA. Experimental facilitation of the sensed presence is predicted by the specific patterns of the applied magnetic fields, not by suggestibility: re-analyses of 19 experiments. The International Journal of Neuroscience. 116: 1079-96. PMID 16861170 DOI: 10.1080/00207450600808800 <text:tab/>0.399<text:tab/></text:p>
      <text:p text:style-name="Standard"/>
      <text:p text:style-name="Standard">2006<text:tab/>Persinger MA. A potential multiple resonance mechanism by which weak magnetic fields affect molecules and medical problems: the example of melatonin and experimental "multiple sclerosis". Medical Hypotheses. 66: 811-5. PMID 16321472 DOI: 10.1016/j.mehy.2005.09.044 <text:tab/>0.391<text:tab/></text:p>
      <text:p text:style-name="Standard"/>
      <text:p text:style-name="Standard">2005<text:tab/>Booth JN, Koren SA, Persinger MA. Increased feelings of the sensed presence and increased geomagnetic activity at the time of the experience during exposures to transcerebral weak complex magnetic fields. The International Journal of Neuroscience. 115: 1053-79. PMID 16051550 DOI: 10.1080/00207450590901521 <text:tab/>0.42</text:p>
      <text:p text:style-name="Standard"><text:tab/><text:tab/></text:p>
      <text:p text:style-name="Standard">2005<text:tab/>Dupont MJ, Parker G, Persinger MA. Reduced litter sizes following 48-h of prenatal exposure to 5 nT to 10 nT,0.5 Hz magnetic fields: implications for sudden infant deaths. The International Journal of Neuroscience. 115: 713-5. PMID 15823935 DOI: 10.1080/00207450590523936 <text:tab/>0.397</text:p>
      <text:p text:style-name="Standard"><text:tab/></text:p>
      <text:p text:style-name="Standard">2005<text:tab/>McKay BE, Persinger MA. Complex magnetic fields enable static magnetic field cue use for rats in radial maze tasks. The International Journal of Neuroscience. 115: 625-48. PMID 15823929 DOI: 10.1080/00207450590523945 <text:tab/>0.743</text:p>
      <text:p text:style-name="Standard"><text:tab/><text:tab/></text:p>
      <text:p text:style-name="Standard">2005<text:tab/>Martin LJ, Persinger MA. The influence of various pharmacological agents on the analgesia induced by an applied complex magnetic field treatment: A receptor system potpourri Electromagnetic Biology and Medicine. 24: 87-97. DOI: 10.1080/15368370500205431 <text:tab/>0.542</text:p>
      <text:p text:style-name="Standard"><text:tab/></text:p>
      <text:p text:style-name="Standard">2005<text:tab/>Martin LJ, Koren SA, Persinger MA. Thermal analgesic effects from weak, complex magnetic fields: Critical parameters Electromagnetic Biology and Medicine. 24: 65-85. DOI: 10.1080/15368370500205399 <text:tab/>0.583<text:tab/></text:p>
      <text:p text:style-name="Standard"/>
      <text:p text:style-name="Standard">2004<text:tab/>McKay BE, Persinger MA. Lithium ion "cyclotron resonance" magnetic fields decrease seizure onset times in lithium-pilocarpine seized rats. The International Journal of Neuroscience. 114: 1035-45. PMID 15527207 DOI: 10.1080/00207450490461350 <text:tab/>0.717</text:p>
      <text:p text:style-name="Standard"><text:tab/></text:p>
      <text:p text:style-name="Standard">2004<text:tab/>Tsang EW, Koren SA, Persinger MA. Electrophysiological and quantitative electroencephalographic measurements after treatment by transcerebral magnetic fields generated by compact disc through a computer sound card: the Shakti treatment. The International Journal of <text:soft-page-break/>Neuroscience. 114: 1013-24. PMID 15527205 DOI: 10.1080/00207450490461323 <text:tab/>0.385<text:tab/></text:p>
      <text:p text:style-name="Standard"><text:tab/><text:tab/></text:p>
      <text:p text:style-name="Standard">2004<text:tab/>Martin LJ, Koren SA, Persinger MA. Influence of a complex magnetic field application in rats upon thermal nociceptive thresholds: the importance of polarity and timing. The International Journal of Neuroscience. 114: 1259-76. PMID 15370185 DOI: 10.1080/00207450490475689 <text:tab/>0.569<text:tab/></text:p>
      <text:p text:style-name="Standard"><text:tab/></text:p>
      <text:p text:style-name="Standard">2004<text:tab/>Martin LJ, Persinger MA. Thermal analgesia induced by 30-min exposure to 1 microT burst-firing magnetic fields is strongly enhanced in a dose-dependent manner by the alpha2 agonist clonidine in rats. Neuroscience Letters. 366: 226-9. PMID 15276252 DOI: 10.1016/j.neulet.2004.05.054 <text:tab/>0.568</text:p>
      <text:p text:style-name="Standard"><text:tab/></text:p>
      <text:p text:style-name="Standard">2004<text:tab/>Martin LJ, Koren SA, Persinger MA. Thermal analgesic effects from weak, complex magnetic fields and pharmacological interactions. Pharmacology, Biochemistry, and Behavior. 78: 217-27. PMID 15219761 DOI: 10.1016/j.pbb.2004.03.016 <text:tab/>0.573<text:tab/></text:p>
      <text:p text:style-name="Standard"/>
      <text:p text:style-name="Standard">2004<text:tab/>Fitzpatrick RE, Persinger MA. Weekly treatments with a burst-firing magnetic field alters behavior in the elevated plus maze after two sessions. Perceptual and Motor Skills. 98: 983-4. PMID 15209315 DOI: 10.2466/pms.98.3.983-984 <text:tab/>0.44<text:tab/></text:p>
      <text:p text:style-name="Standard"/>
      <text:p text:style-name="Standard"/>
      <text:p text:style-name="Standard"><text:tab/></text:p>
      <text:p text:style-name="Standard">2003<text:tab/>Hill DR, Persinger MA. Application of transcerebral, weak (1 microT) complex magnetic fields and mystical experiences: are they generated by field-induced dimethyltryptamine release from the pineal organ? Perceptual and Motor Skills. 97: 1049-50. PMID 15002845 DOI: 10.2466/pms.2003.97.3f.1049 <text:tab/>0.37<text:tab/></text:p>
      <text:p text:style-name="Standard"/>
      <text:p text:style-name="Standard">2003<text:tab/>Sculthorpe L, Persinger MA. Does phase-modulation of applied 40-Hz transcerebral magnetic fields affect subjective experiences and hypnotic induction? Perceptual and Motor Skills. 97: 1031-7. PMID 15002842 DOI: 10.2466/pms.2003.97.3f.1031 <text:tab/>0.4</text:p>
      <text:p text:style-name="Standard"><text:tab/></text:p>
      <text:p text:style-name="Standard">2003<text:tab/>Booth JN, Koren SA, Persinger MA. Increased proportions of sensed presences and occipital spikes with 1- and 10-msec. point duration of continuous 7-Hz transcerebral magnetic fields. Perceptual and Motor Skills. 97: 951-2. PMID 14738362 DOI: 10.2466/pms.2003.97.3.951 <text:tab/>0.373<text:tab/></text:p>
      <text:p text:style-name="Standard"/>
      <text:p text:style-name="Standard">2003<text:tab/>Persinger MA, Koren SA, Tsang EW. Enhanced power within a specific band of theta activity in one person while another receives circumcerebral pulsed magnetic fields: a mechanism for cognitive influence at a distance? Perceptual and Motor Skills. 97: 877-94. PMID 14738355 DOI: 10.2466/pms.2003.97.3.877 <text:tab/>0.387</text:p>
      <text:p text:style-name="Standard"><text:tab/></text:p>
      <text:p text:style-name="Standard">2003<text:tab/>Martin LJ, Persinger MA. Spatial heterogeneity not homogeneity of the magnetic field during exposures to complex frequency-modulated patterns facilitates analgesia. Perceptual and Motor Skills. 96: 1005-12. PMID 12831282 DOI: 10.2466/pms.2003.96.3.1005 <text:tab/>0.586<text:tab/></text:p>
      <text:p text:style-name="Standard"/>
      <text:p text:style-name="Standard">2003<text:tab/>Baker-Price L, Persinger MA. Intermittent burst-firing weak (1 microTesla) magnetic fields reduce psychometric depression in patients who sustained closed head injuries: a replication and electroencephalographic validation. Perceptual and Motor Skills. 96: 965-74. PMID 12831278 DOI: 10.2466/pms.2003.96.3.965 <text:tab/>0.354<text:tab/></text:p>
      <text:p text:style-name="Standard"/>
      <text:p text:style-name="Standard"/>
      <text:p text:style-name="Standard">2003<text:tab/>McKay BE, Koren SA, Persinger MA. Behavioral effects of combined perinatal L-NAME and <text:soft-page-break/>0.5 Hz magnetic field treatments. The International Journal of Neuroscience. 113: 119-39. PMID 12691004 DOI: 10.1080/00207450390161958 <text:tab/>0.738</text:p>
      <text:p text:style-name="Standard"><text:tab/></text:p>
      <text:p text:style-name="Standard">2003<text:tab/>McKay BE, Persinger MA. Combined effects of complex magnetic fields and agmatine for contextual fear learning deficits in rats. Life Sciences. 72: 2489-98. PMID 12650857 DOI: 10.1016/S0024-3205(03)00140-1 <text:tab/>0.731<text:tab/></text:p>
      <text:p text:style-name="Standard"/>
      <text:p text:style-name="Standard">2002<text:tab/>Koren SA, Persinger MA. Possible disruption of remote viewing by complex weak magnetic fields around the stimulus site and the possibility of accessing real phase space: a pilot study. Perceptual and Motor Skills. 95: 989-98. PMID 12509207 DOI: 10.2466/pms.2002.95.3.989 <text:tab/>0.365</text:p>
      <text:p text:style-name="Standard"><text:tab/><text:tab/></text:p>
      <text:p text:style-name="Standard">2002<text:tab/>Richards MA, Koren SA, Persinger MA. Circumcerebral application of weak complex magnetic fields with derivatives and changes in electroencephalographic power spectra within the theta range: implications for states of consciousness. Perceptual and Motor Skills. 95: 671-86. PMID 12434867 DOI: 10.2466/pms.2002.95.2.671 <text:tab/>0.384<text:tab/></text:p>
      <text:p text:style-name="Standard"><text:tab/></text:p>
      <text:p text:style-name="Standard">2002<text:tab/>Persinger MA, Cook CM, Tiller SC. Enhancement of images of possible memories of others during exposure to circumcerebral magnetic fields: correlations with ambient geomagnetic activity. Perceptual and Motor Skills. 95: 531-43. PMID 12434847 DOI: 10.2466/pms.2002.95.2.531 <text:tab/>0.404</text:p>
      <text:p text:style-name="Standard"><text:tab/></text:p>
      <text:p text:style-name="Standard">2002<text:tab/>Roll WG, Persinger MA, Webster DL, Tiller SG, Cook CM. Neurobehavioral and neurometabolic (SPECT) correlates of paranormal information: involvement of the right hemisphere and its sensitivity to weak complex magnetic fields. The International Journal of Neuroscience. 112: 197-224. PMID 12325407 DOI: 10.1080/00207450212025 <text:tab/>0.366<text:tab/></text:p>
      <text:p text:style-name="Standard"/>
      <text:p text:style-name="Standard">2002<text:tab/>Persinger MA, Healey F. Experimental facilitation of the sensed presence: possible intercalation between the hemispheres induced by complex magnetic fields. The Journal of Nervous and Mental Disease. 190: 533-41. PMID 12193838 DOI: 10.1097/01.NMD.0000026653.84018.B0 <text:tab/>0.387</text:p>
      <text:p text:style-name="Standard"><text:tab/><text:tab/></text:p>
      <text:p text:style-name="Standard">2002<text:tab/>Tiller SG, Persinger MA. Geophysical variables and behavior: XCVII. Increased proportions of the left-sided sense of presence induced experimentally by right hemispheric application of specific (frequency-modulated) complex magnetic fields. Perceptual and Motor Skills. 94: 26-8. PMID 11883572 DOI: 10.2466/pms.2002.94.1.26 <text:tab/>0.383<text:tab/></text:p>
      <text:p text:style-name="Standard"/>
      <text:p text:style-name="Standard">2001<text:tab/>Persinger MA, Koren SA, O'Connor RP. Geophysical variables and behavior: CIV. Power-frequency magnetic field transients (5 microtesla) and reports of haunt experiences within an electronically dense house. Perceptual and Motor Skills. 92: 673-4. PMID 11453191 DOI: 10.2466/pms.2001.92.3.673 <text:tab/>0.67<text:tab/></text:p>
      <text:p text:style-name="Standard"/>
      <text:p text:style-name="Standard">2001<text:tab/>Persinger MA, Mulligan S. Decreased density of neurons in the medial preoptic nucleus and increased testicular weights for rats exposed perinatally to an 0.5 Hz Rotating Magnetic Field. The International Journal of Neuroscience. 108: 99-107. PMID 11328705 DOI: 10.3109/00207450108986508 <text:tab/>0.425<text:tab/></text:p>
      <text:p text:style-name="Standard"/>
      <text:p text:style-name="Standard">2001<text:tab/>Dixon SJ, Persinger MA. Suppression of analgesia in rats induced by morphine or L-NAME but not both drugs by microTesla, frequency-modulated magnetic fields. The International Journal of Neuroscience. 108: 87-97. PMID 11328704 DOI: 10.3109/00207450108986507 <text:tab/>0.392<text:tab/></text:p>
      <text:p text:style-name="Standard"/>
      <text:p text:style-name="Standard">2001<text:tab/>Persinger MA, Koren SA. Experiences of spiritual visitation and impregnation: potential <text:soft-page-break/>induction by frequency-modulated transients from an adjacent clock. Perceptual and Motor Skills. 92: 35-6. PMID 11322603 DOI: 10.2466/pms.2001.92.1.35 <text:tab/>0.384<text:tab/></text:p>
      <text:p text:style-name="Standard"/>
      <text:p text:style-name="Standard">2001<text:tab/>Healey F, Persinger MA. Experimental production of illusory (false) memories in reconstructions of narratives: effect size and potential mediation by right hemispheric stimulation from complex, weak magnetic fields. The International Journal of Neuroscience. 106: 195-207. PMID 11264920 DOI: 10.3109/00207450109149749 <text:tab/>0.31<text:tab/></text:p>
      <text:p text:style-name="Standard"/>
      <text:p text:style-name="Standard">2000<text:tab/>McKay BE, Persinger MA, Koren SA. Exposure to a theta-burst patterned magnetic field impairs memory acquisition and consolidation for contextual but not discrete conditioned fear in rats. Neuroscience Letters. 292: 99-102. PMID 10998558 DOI: 10.1016/S0304-3940(00)01437-3 <text:tab/>0.747<text:tab/></text:p>
      <text:p text:style-name="Standard"/>
      <text:p text:style-name="Standard">2000<text:tab/>McKay BE, Persinger MA. Application timing of complex magnetic fields delineates windows of posttraining-pretesting vulnerability for spatial and motivational behaviors in rats. The International Journal of Neuroscience. 103: 69-77. PMID 10938564 DOI: 10.3109/00207450009003253 <text:tab/>0.733<text:tab/></text:p>
      <text:p text:style-name="Standard"/>
      <text:p text:style-name="Standard">2000<text:tab/>Persinger MA, Tiller SG, Koren SA. Experimental simulation of a haunt experience and elicitation of paroxysmal electroencephalographic activity by transcerebral complex magnetic fields: induction of a synthetic "ghost"? Perceptual and Motor Skills. 90: 659-74. PMID 10833767 DOI: 10.2466/pms.2000.90.2.659 <text:tab/>0.396<text:tab/></text:p>
      <text:p text:style-name="Standard"/>
      <text:p text:style-name="Standard">2000<text:tab/>Persinger MA, Cook LL, Koren SA. Suppression of experimental allergic encephalomyelitis in rats exposed nocturnally to magnetic fields. The International Journal of Neuroscience. 100: 107-16. PMID 10512552 <text:tab/>0.314<text:tab/></text:p>
      <text:p text:style-name="Standard"/>
      <text:p text:style-name="Standard">1999<text:tab/>Persinger MA, Cook LL, Koren SA. Suppression of Experimental Allergic Encephalomyelitis in Rats Exposed Nocturnally to Magnetic Fields. The International Journal of Neuroscience. 100: 107-116. PMID 10938555 DOI: 10.3109/00207450008999681 <text:tab/>0.427</text:p>
      <text:p text:style-name="Standard"><text:tab/></text:p>
      <text:p text:style-name="Standard">1999<text:tab/>Stewart LS, Persinger MA. Pretraining Exposure to Physiologically Patterned Electromagnetic Stimulation Attenuates Fear-Conditioned Analgesia. The International Journal of Neuroscience. 100: 91-98. PMID 10938553 DOI: 10.3109/00207450008999679 <text:tab/>0.389<text:tab/></text:p>
      <text:p text:style-name="Standard"/>
      <text:p text:style-name="Standard">1999<text:tab/>Persinger MA, Belanger-Chellew G. Facilitation of seizures in limbic epileptic rats by complex 1 microTesla magnetic fields. Perceptual and Motor Skills. 89: 486-92. PMID 10597585 DOI: 10.2466/pms.1999.89.2.486 <text:tab/>0.449</text:p>
      <text:p text:style-name="Standard"><text:tab/></text:p>
      <text:p text:style-name="Standard">1999<text:tab/>Cook CM, Koren SA, Persinger MA. Subjective time estimation by humans is increased by counterclockwise but not clockwise circumcerebral rotations of phase-shifting magnetic pulses in the horizontal plane. Neuroscience Letters. 268: 61-4. PMID 10400078 DOI: 10.1016/S0304-3940(99)00379-1 <text:tab/>0.368<text:tab/></text:p>
      <text:p text:style-name="Standard"/>
      <text:p text:style-name="Standard">1998<text:tab/>St-Pierre LS, Persinger MA, Koren SA. Experimental induction of intermale aggressive behavior in limbic epileptic rats by weak, complex magnetic fields: implications for geomagnetic activity and the modern habitat? The International Journal of Neuroscience. 96: 149-59. PMID 10069616 DOI: 10.3109/00207459808986464 <text:tab/>0.461</text:p>
      <text:p text:style-name="Standard"><text:tab/></text:p>
      <text:p text:style-name="Standard">1998<text:tab/>Mulligan S, Persinger MA. Perinatal exposures to rotating magnetic fields 'demasculinize' neuronal density in the medial preoptic nucleus of male rats. Neuroscience Letters. 253: 29-32. PMID <text:soft-page-break/>9754797 DOI: 10.1016/S0304-3940(98)00594-1 <text:tab/>0.415<text:tab/></text:p>
      <text:p text:style-name="Standard"/>
      <text:p text:style-name="Standard"/>
      <text:p text:style-name="Standard">1997<text:tab/>Cook CM, Persinger MA. Experimental induction of the "sensed presence" in normal subjects and an exceptional subject. Perceptual and Motor Skills. 85: 683-93. PMID 9347559 DOI: 10.2466/pms.1997.85.2.683 <text:tab/>0.361<text:tab/></text:p>
      <text:p text:style-name="Standard"/>
      <text:p text:style-name="Standard">1997<text:tab/>Persinger MA. Metaphors for the effects of weak, sequentially complex magnetic fields. Perceptual and Motor Skills. 85: 204-6. PMID 9293578 DOI: 10.2466/pms.1997.85.1.204 <text:tab/>0.377<text:tab/></text:p>
      <text:p text:style-name="Standard"/>
      <text:p text:style-name="Standard">1997<text:tab/>Persinger MA, Richards PM, Koren SA. Differential entrainment of electroencephalographic activity by weak complex electromagnetic fields. Perceptual and Motor Skills. 84: 527-36. PMID 9106844 DOI: 10.2466/pms.1997.84.2.527 <text:tab/>0.404<text:tab/></text:p>
      <text:p text:style-name="Standard"><text:tab/></text:p>
      <text:p text:style-name="Standard">1997<text:tab/>Thomas AW, Persinger MA. Daily Posttraining Exposure to Pulsed Magnetic Fields that Evoke Morphine-Like Analgesia Affects Consequent Motivation But Not Proficiency in Maze Learning in Rats Electro- and Magnetobiology. 16: 33-41. DOI: 10.3109/15368379709016171 <text:tab/>0.418<text:tab/></text:p>
      <text:p text:style-name="Standard"/>
      <text:p text:style-name="Standard">1996<text:tab/>Healey F, Persinger MA, Koren SA. Enhanced hypnotic suggestibility following application of burst-firing magnetic fields over the right temporoparietal lobes: a replication. The International Journal of Neuroscience. 87: 201-7. PMID 9003980 DOI: 10.3109/00207459609070838 <text:tab/>0.406</text:p>
      <text:p text:style-name="Standard"><text:tab/><text:tab/></text:p>
      <text:p text:style-name="Standard">1996<text:tab/>Baker-Price LA, Persinger MA. Weak, but complex pulsed magnetic fields may reduce depression following traumatic brain injury. Perceptual and Motor Skills. 83: 491-8. PMID 8902023 DOI: 10.2466/pms.1996.83.2.491 <text:tab/>0.317<text:tab/></text:p>
      <text:p text:style-name="Standard"><text:tab/></text:p>
      <text:p text:style-name="Standard">1996<text:tab/>Freeman J, Persinger MA. Repeated verbal interruptions during exposure to complex transcerebral magnetic fields elicit irritability: implications for opiate effects. Perceptual and Motor Skills. 82: 639-42. PMID 8724940 DOI: 10.2466/pms.1996.82.2.639 <text:tab/>0.407<text:tab/></text:p>
      <text:p text:style-name="Standard"/>
      <text:p text:style-name="Standard">1996<text:tab/>Michon A, Koren SA, Persinger MA. Attempts to simulate the association between geomagnetic activity and spontaneous seizures in rats using experimentally generated magnetic fields. Perceptual and Motor Skills. 82: 619-26. PMID 8724937 DOI: 10.2466/pms.1996.82.2.619 <text:tab/>0.421<text:tab/></text:p>
      <text:p text:style-name="Standard"/>
      <text:p text:style-name="Standard">1996<text:tab/>Richards PM, Persinger MA, Koren SA. Modification of Semantic Memory in Normal Subjects by Application Across the Temporal Lobes of a Weak (1 Microt) Magnetic Field Structure that Promotes Long-Term Potentiation in Hippocampal Slices Electro- and Magnetobiology. 15: 141-148. DOI: 10.3109/15368379609009830 <text:tab/>0.322<text:tab/></text:p>
      <text:p text:style-name="Standard"><text:tab/><text:tab/><text:tab/><text:tab/></text:p>
      <text:p text:style-name="Standard">1994<text:tab/>Johnson CP, Persinger MA. The sensed presence may be facilitated by interhemispheric intercalation: relative efficacy of the Mind's Eye, Hemi-Sync Tape, and bilateral temporal magnetic field stimulation. Perceptual and Motor Skills. 79: 351-4. PMID 7991330 DOI: 10.2466/pms.1994.79.1.351 <text:tab/>0.346</text:p>
      <text:p text:style-name="Standard"><text:tab/></text:p>
      <text:p text:style-name="Standard">1994<text:tab/>Persinger MA, Richards PM, Koren SA. Differential ratings of pleasantness following right and left hemispheric application of low energy magnetic fields that stimulate long-term potentiation. The International Journal of Neuroscience. 79: 191-7. PMID 7744561 DOI: 10.3109/00207459408986080 <text:tab/>0.374<text:tab/></text:p>
      <text:p text:style-name="Standard"/>
      <text:p text:style-name="Standard"><text:soft-page-break/><text:tab/></text:p>
      <text:p text:style-name="Standard">1993<text:tab/>Persinger MA. Geophysical variables and behavior: LXXI. Differential contribution of geomagnetic activity to paranormal experiences concerning death and crisis: an alternative to the ESP hypothesis. Perceptual and Motor Skills. 76: 555-62. PMID 8483667 DOI: 10.2466/pms.1993.76.2.555 <text:tab/>0.33<text:tab/></text:p>
      <text:p text:style-name="Standard"/>
      <text:p text:style-name="Standard">1993<text:tab/>Richards PM, Persinger MA, Koren SA. Modification of activation and evaluation properties of narratives by weak complex magnetic field patterns that simulate limbic burst firing. The International Journal of Neuroscience. 71: 71-85. PMID 8407157 DOI: 10.3109/00207459309000594 <text:tab/>0.384</text:p>
      <text:p text:style-name="Standard"><text:tab/></text:p>
      <text:p text:style-name="Standard"/>
      <text:p text:style-name="Standard"/>
      <text:p text:style-name="Standard">1992<text:tab/>Richards PM, Koren SA, Persinger MA. Experimental stimulation by burst-firing weak magnetic fields over the right temporal lobe may facilitate apprehension in women. Perceptual and Motor Skills. 75: 667-70. PMID 1408634 DOI: 10.2466/pms.1992.75.2.667 <text:tab/>0.324<text:tab/></text:p>
      <text:p text:style-name="Standard"><text:tab/></text:p>
      <text:p text:style-name="Standard">1991<text:tab/>Reid K, Falter H, Persinger MA. Humoral (immunological) responses in female albino rats during rotating magnetic field exposures. International Journal of Biometeorology. 34: 239-41. PMID 2055664 DOI: 10.1007/Bf01041836 <text:tab/>0.41<text:tab/></text:p>
      <text:p text:style-name="Standard"/>
      <text:p text:style-name="Standard">1987<text:tab/>Persinger MA, Makarec K. Possible Learned Detection of Exogenous Brain Frequency Electromagnetic Fields: A Case Study Perceptual and Motor Skills. 65: 444-446. PMID 3696915 DOI: 10.2466/Pms.1987.65.2.444 <text:tab/>0.392<text:tab/></text:p>
      <text:p text:style-name="Standard"/>
      <text:p text:style-name="Standard">1987<text:tab/>Sano CFD, Persinger MA. Geophysical variables and behavior: XXXIX. Alterations in imaginings and suggestibility during brief magnetic field exposures. Perceptual and Motor Skills. 64: 968-970. PMID 3601616 DOI: 10.2466/Pms.1987.64.3.968 <text:tab/>0.409</text:p>
      <text:p text:style-name="Standard"><text:tab/></text:p>
      <text:p text:style-name="Standard">1986<text:tab/>Persinger MA, Sano CFD. Temporal lobe signs: positive correlations with imaginings and hypnosis induction profiles. Psychological Reports. 58: 347-350. PMID 3704038 DOI: 10.2466/Pr0.1986.58.2.347 <text:tab/>0.321<text:tab/></text:p>
      <text:p text:style-name="Standard"><text:tab/></text:p>
      <text:p text:style-name="Standard">1985<text:tab/>Michaud LY, Persinger MA. Geophysical Variables and Behavior: XXV. Alterations in Memory for a Narrative following Application of Theta Frequency Electromagnetic Fields Perceptual and Motor Skills. 60: 416-418. PMID 4000856 DOI: 10.2466/Pms.1985.60.2.416 <text:tab/>0.382</text:p>
      <text:p text:style-name="Standard"/>
      <text:p text:style-name="Standard">1975<text:tab/>Persinger MA, Lafreniere GF, Mainprize DN. Human reaction time variability changes from low intensity 3-hz and 10-hz electric fields: interactions with stimulus pattern, sex and field intensity. International Journal of Biometeorology. 19: 56-64. PMID 1193769 DOI: 10.1007/Bf01459842 <text:tab/>0.351<text:tab/></text:p>
      <text:p text:style-name="Standard">1974<text:tab/>Persinger MA. Possible cardiac driving by an external rotating magnetic field. International Journal of Biometeorology. 17: 263-6. PMID 4756239 DOI: 10.1007/BF01804619 <text:tab/>0.401</text:p>
      <text:p text:style-name="Standard"><text:tab/></text:p>
      <text:p text:style-name="Standard">1973<text:tab/>Persinger MA, Ossenkopp KP. Some behavioral effects of pre- and neo- natal exposure to an ELF rotating magnetic field International Journal of Biometeorology. 17: 217-220. PMID 4756234 DOI: 10.1007/BF01804612 <text:tab/>0.354</text:p>
      <text:p text:style-name="Standard"><text:tab/></text:p>
      <text:p text:style-name="Standard">1972<text:tab/>Persinger MA, Glavin GB, Ossenkopp KP. Physiological changes in adult rats exposed to an ELF rotating magnetic field International Journal of Biometeorology. 16: 163-172. PMID 5037961 <text:soft-page-break/>DOI: 10.1007/BF01810287 <text:tab/>0.384<text:tab/></text:p>
      <text:p text:style-name="Standard"/>
      <text:p text:style-name="Standard">1972<text:tab/>Persinger MA, Ossenkopp KP, Glavin GB. Behavioral changes in adult rats exposed to ELF magnetic fields International Journal of Biometeorology. 16: 155-162. PMID 5037960 DOI: 10.1007/BF01810286 <text:tab/>0.43<text:tab/></text:p>
      <text:p text:style-name="Standard"/>
      <text:p text:style-name="Standard">1972<text:tab/>Persinger MA, Pear JJ. Prenatal exposure to an E L F-rotating magnetic field and subsequent increase in conditioned suppression. Developmental Psychobiology. 5: 269-74. PMID 4655960 DOI: 10.1002/Dev.420050311 <text:tab/>0.316<text:tab/></text:p>
      <text:p text:style-name="Standard">Show low-probability mat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McCarron</meta:initial-creator>
    <meta:creation-date>2024-01-31T20:46:13</meta:creation-date>
    <dc:date>2024-01-31T22:43:02</dc:date>
    <dc:creator>Michael McCarron</dc:creator>
    <meta:editing-duration>PT1H41M23S</meta:editing-duration>
    <meta:editing-cycles>6</meta:editing-cycles>
    <meta:generator>OpenOffice/4.1.14$Unix OpenOffice.org_project/4114m1$Build-9811</meta:generator>
    <meta:document-statistic meta:table-count="0" meta:image-count="0" meta:object-count="0" meta:page-count="13" meta:paragraph-count="190" meta:word-count="4736" meta:character-count="36977"/>
  </office:meta>
</office:document-meta>
</file>